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ourier New" officeooo:rsid="00060615" officeooo:paragraph-rsid="00060615"/>
    </style:style>
    <style:style style:name="P2" style:family="paragraph" style:parent-style-name="Standard">
      <style:text-properties style:font-name="Courier New" officeooo:rsid="0007cb0c" officeooo:paragraph-rsid="0007cb0c"/>
    </style:style>
    <style:style style:name="P3" style:family="paragraph" style:parent-style-name="Standard">
      <style:text-properties fo:color="#2a6099" loext:opacity="100%" style:font-name="Courier New" officeooo:rsid="0007cb0c" officeooo:paragraph-rsid="0007cb0c"/>
    </style:style>
    <style:style style:name="P4" style:family="paragraph" style:parent-style-name="Standard">
      <style:text-properties style:use-window-font-color="true" loext:opacity="0%" style:font-name="Courier New" officeooo:rsid="0007cb0c" officeooo:paragraph-rsid="0007cb0c"/>
    </style:style>
    <style:style style:name="P5" style:family="paragraph" style:parent-style-name="Standard" style:list-style-name="L1">
      <style:text-properties fo:color="#2a6099" loext:opacity="100%" style:font-name="Courier New" fo:font-weight="bold" officeooo:rsid="0007cb0c" officeooo:paragraph-rsid="0007cb0c" style:font-weight-asian="bold" style:font-weight-complex="bold"/>
    </style:style>
    <style:style style:name="P6" style:family="paragraph" style:parent-style-name="Standard">
      <style:text-properties fo:color="#2a6099" loext:opacity="100%" style:font-name="Courier New" fo:font-weight="bold" officeooo:rsid="0007cb0c" officeooo:paragraph-rsid="0007cb0c" style:font-weight-asian="bold" style:font-weight-complex="bold"/>
    </style:style>
    <style:style style:name="P7" style:family="paragraph" style:parent-style-name="Standard">
      <style:text-properties style:use-window-font-color="true" loext:opacity="0%" style:font-name="Courier New" fo:font-weight="bold" officeooo:rsid="0007cb0c" officeooo:paragraph-rsid="0007cb0c" style:font-weight-asian="bold" style:font-weight-complex="bold"/>
    </style:style>
    <style:style style:name="P8" style:family="paragraph" style:parent-style-name="Standard">
      <style:text-properties fo:color="#2a6099" loext:opacity="100%" style:font-name="Courier New" fo:font-weight="normal" officeooo:rsid="0007cb0c" officeooo:paragraph-rsid="0007cb0c" style:font-weight-asian="normal" style:font-weight-complex="normal"/>
    </style:style>
    <style:style style:name="P9" style:family="paragraph" style:parent-style-name="Standard">
      <style:text-properties style:use-window-font-color="true" loext:opacity="0%" style:font-name="Courier New" fo:font-weight="bold" officeooo:rsid="00095330" officeooo:paragraph-rsid="00095330" style:font-weight-asian="bold" style:font-weight-complex="bold"/>
    </style:style>
    <style:style style:name="P10" style:family="paragraph" style:parent-style-name="Standard">
      <style:text-properties fo:color="#2a6099" loext:opacity="100%" style:font-name="Courier New" fo:font-weight="bold" officeooo:rsid="00095330" officeooo:paragraph-rsid="00095330" style:font-weight-asian="bold" style:font-weight-complex="bold"/>
    </style:style>
    <style:style style:name="P11" style:family="paragraph" style:parent-style-name="Text_20_body">
      <style:text-properties fo:color="#2a6099" loext:opacity="100%" style:font-name="Courier New" fo:font-weight="bold" officeooo:rsid="00095330" officeooo:paragraph-rsid="00095330" style:font-weight-asian="bold" style:font-weight-complex="bold"/>
    </style:style>
    <style:style style:name="P12" style:family="paragraph" style:parent-style-name="Text_20_body" style:list-style-name="L2"/>
    <style:style style:name="P13" style:family="paragraph" style:parent-style-name="Text_20_body" style:list-style-name="L3"/>
    <style:style style:name="P14" style:family="paragraph" style:parent-style-name="Standard">
      <style:text-properties style:use-window-font-color="true" loext:opacity="0%" style:font-name="Courier New" fo:font-weight="bold" officeooo:rsid="000b2436" officeooo:paragraph-rsid="000b2436" style:font-weight-asian="bold" style:font-weight-complex="bold"/>
    </style:style>
    <style:style style:name="P15" style:family="paragraph" style:parent-style-name="Standard">
      <style:text-properties fo:color="#2a6099" loext:opacity="100%" style:font-name="Courier New" fo:font-weight="bold" officeooo:rsid="000b2436" officeooo:paragraph-rsid="000b2436" style:font-weight-asian="bold" style:font-weight-complex="bold"/>
    </style:style>
    <style:style style:name="P16" style:family="paragraph" style:parent-style-name="Standard" style:list-style-name="L4">
      <style:text-properties fo:color="#2a6099" loext:opacity="100%" style:font-name="Courier New" fo:font-weight="bold" officeooo:rsid="000b2436" officeooo:paragraph-rsid="000b2436" style:font-weight-asian="bold" style:font-weight-complex="bold"/>
    </style:style>
    <style:style style:name="P17" style:family="paragraph" style:parent-style-name="Standard" style:list-style-name="L5">
      <style:text-properties fo:color="#2a6099" loext:opacity="100%" style:font-name="Courier New" fo:font-weight="bold" officeooo:rsid="000b2436" officeooo:paragraph-rsid="000b2436"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2a6099" loext:opacity="100%" style:font-name="Courier New"/>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3.<text:tab/><text:tab/><text:tab/><text:tab/><text:tab/><text:tab/><text:tab/><text:tab/><text:tab/>1ºDAW 24/25</text:p>
      <text:p text:style-name="P1">Tema 1.<text:tab/><text:tab/><text:tab/><text:tab/><text:tab/><text:tab/><text:tab/><text:tab/> <text:s text:c="2"/>Ángel García Pérez</text:p>
      <text:p text:style-name="P1"/>
      <text:p text:style-name="P2">1. ¿Qué es un sistema de información?</text:p>
      <text:p text:style-name="P2"/>
      <text:p text:style-name="P3">Un <text:span text:style-name="T1">sistema de información</text:span><text:span text:style-name="T2"> es un conjunto de componentes interrelacionados que recopilan, almacenan, procesan y distribuyen información para apoyar la toma de decisiones, la coordinación y el control en una organización.</text:span></text:p>
      <text:p text:style-name="P3"><text:span text:style-name="T2"/></text:p>
      <text:p text:style-name="P4"><text:span text:style-name="T2"/></text:p>
      <text:p text:style-name="P4"><text:span text:style-name="T2">2. Investigue en que consisten las bases de datos XML.</text:span></text:p>
      <text:p text:style-name="P4"><text:span text:style-name="T2"/></text:p>
      <text:p text:style-name="P3"><text:span text:style-name="T2">Las </text:span><text:span text:style-name="T1">bases de datos XML</text:span><text:span text:style-name="T2"> son sistemas diseñados para almacenar, gestionar y consultar datos estructurados en formato XML. XML es un lenguaje de marcado que organiza los datos en forma de etiquetas jerárquicas, lo que permite una representación flexible y auto-documentada de la información.</text:span></text:p>
      <text:p text:style-name="P3"><text:span text:style-name="T2"/></text:p>
      <text:p text:style-name="P3"><text:span text:style-name="T2">Permiten:</text:span></text:p>
      <text:p text:style-name="P3"><text:span text:style-name="T2"/></text:p>
      <text:list text:style-name="L1">
        <text:list-item>
          <text:p text:style-name="P5">Almacenamiento nativo de documentos XML<text:span text:style-name="T2">: Guardan los datos directamente en formato XML, conservando su estructura.</text:span></text:p>
        </text:list-item>
        <text:list-item>
          <text:p text:style-name="P5">Consultas especializadas<text:span text:style-name="T2">: Utilizan lenguajes <text:s/>de consulta como Xquery o Xpath para buscar y manipular datos dentro de los documentos XML.</text:span></text:p>
        </text:list-item>
        <text:list-item>
          <text:p text:style-name="P5">Estructura flexible<text:span text:style-name="T2">: Los datos pueden variar en su organización y no requieren un esquema rígido, lo que las hace adecuadas para información semiestructurada o no estructurada.</text:span></text:p>
        </text:list-item>
      </text:list>
      <text:p text:style-name="P6"><text:span text:style-name="T2"/></text:p>
      <text:p text:style-name="P6"><text:span text:style-name="T2"/></text:p>
      <text:p text:style-name="P7"><text:span text:style-name="T2">3. Indique al menos tres ventajas e inconvenientes de usar bases de datos frente a los tradicionales sistemas de fichero.</text:span></text:p>
      <text:p text:style-name="P7"><text:span text:style-name="T2"/></text:p>
      <text:p text:style-name="P6">Ventajas:</text:p>
      <text:p text:style-name="P8">Integridad de los datos.</text:p>
      <text:p text:style-name="P8">Acceso eficiente y flexible.</text:p>
      <text:p text:style-name="P8">Manejo de concurrencia.</text:p>
      <text:p text:style-name="P8"/>
      <text:p text:style-name="P6">Desventajas<text:span text:style-name="T2">:</text:span></text:p>
      <text:p text:style-name="P6"><text:span text:style-name="T2">Mayor complejidad y costo.</text:span></text:p>
      <text:p text:style-name="P6"><text:span text:style-name="T2">Rendimiento en operaciones simples.</text:span></text:p>
      <text:p text:style-name="P6"><text:span text:style-name="T2">Requerimientos de hardware.</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9"><text:soft-page-break/><text:span text:style-name="T2">4. Cuando accedemos a información de una página web como Amazon, ¿En qué nivel dentro de la arquitectura de 3 niveles nos encontramos? Explíquelo</text:span></text:p>
      <text:p text:style-name="P9"><text:span text:style-name="T2"/></text:p>
      <text:p text:style-name="P10"><text:span text:style-name="T2">Cuando navegamos por Amazon estamos interactuando con el nivel de presentación, que a su vez se comunica con el nivel de aplicación y el nivel de datos para mostrar la información solicitada.</text:span></text:p>
      <text:p text:style-name="P10"><text:span text:style-name="T2"/></text:p>
      <text:p text:style-name="P10"><text:span text:style-name="T2"/></text:p>
      <text:p text:style-name="P9"><text:span text:style-name="T2">5. Comente qué se entiende por software libre considerando aspectos como gratuidad, código fuente y uso comercial.</text:span></text:p>
      <text:p text:style-name="P9"><text:span text:style-name="T2"/></text:p>
      <text:p text:style-name="P11"><text:span text:style-name="T2">El </text:span><text:span text:style-name="Strong_20_Emphasis">software libre</text:span><text:span text:style-name="T2"> se refiere a un tipo de software que ofrece a los usuarios la libertad de usar, estudiar, modificar y distribuir el software sin restricciones. Este concepto se basa en varios principios clave:</text:span></text:p>
      <text:list text:style-name="L2">
        <text:list-item>
          <text:p text:style-name="P12"><text:span text:style-name="Strong_20_Emphasis"><text:span text:style-name="T3">Gratuidad</text:span></text:span><text:span text:style-name="T3">: Aunque muchas veces se asocia el software libre con la gratuidad (es decir, que se puede descargar y utilizar sin costo), no siempre es así. La "libertad" es el aspecto fundamental; algunas aplicaciones de software libre pueden venderse, pero los usuarios siempre tienen la libertad de obtener el código sin coste y usarlo según sus necesidades.</text:span></text:p>
        </text:list-item>
        <text:list-item>
          <text:p text:style-name="P12"><text:span text:style-name="Strong_20_Emphasis"><text:span text:style-name="T3">Código fuente</text:span></text:span><text:span text:style-name="T3">: El software libre proporciona acceso al código fuente, que es el conjunto de instrucciones que componen el programa. Esto permite a los usuarios estudiar cómo funciona el software, realizar modificaciones y adaptarlo a sus requerimientos específicos. La disponibilidad del código fuente es fundamental para fomentar la colaboración y la mejora continua del software.</text:span></text:p>
        </text:list-item>
        <text:list-item>
          <text:p text:style-name="P12"><text:span text:style-name="Strong_20_Emphasis"><text:span text:style-name="T3">Uso comercial</text:span></text:span><text:span text:style-name="T3">: El software libre puede ser utilizado con fines comerciales. Las licencias de software libre permiten a las empresas utilizar, modificar y redistribuir el software sin pagar tarifas de licencia. Sin embargo, cualquier distribución del software modificado debe cumplir con los mismos principios de libertad, lo que significa que también debe ser liberado bajo una licencia compatible con el software libre.</text:span></text:p>
        </text:list-item>
      </text:list>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9"><text:soft-page-break/><text:span text:style-name="T2">6. ¿Qué tiene que ver la administración de un SGBD con el diseño de bases de datos?.</text:span></text:p>
      <text:p text:style-name="P9"><text:span text:style-name="T2"/></text:p>
      <text:p text:style-name="P11"><text:span text:style-name="T2">La </text:span><text:span text:style-name="Strong_20_Emphasis">administración de un Sistema de Gestión de Bases de Datos (SGBD)</text:span><text:span text:style-name="T2"> está íntimamente relacionada con el </text:span><text:span text:style-name="Strong_20_Emphasis">diseño de bases de datos</text:span><text:span text:style-name="T2"> en los siguientes aspectos:</text:span></text:p>
      <text:list text:style-name="L3">
        <text:list-item>
          <text:p text:style-name="P13"><text:span text:style-name="Strong_20_Emphasis"><text:span text:style-name="T3">Estructuración</text:span></text:span><text:span text:style-name="T3">: El diseño define cómo se organizan los datos, y el SGBD implementa esta estructura para el almacenamiento y acceso.</text:span></text:p>
        </text:list-item>
        <text:list-item>
          <text:p text:style-name="P13"><text:span text:style-name="Strong_20_Emphasis"><text:span text:style-name="T3">Integridad</text:span></text:span><text:span text:style-name="T3">: El diseño establece reglas de integridad (como claves) que el SGBD debe mantener para asegurar la calidad de los datos.</text:span></text:p>
        </text:list-item>
        <text:list-item>
          <text:p text:style-name="P13"><text:span text:style-name="Strong_20_Emphasis"><text:span text:style-name="T3">Rendimiento</text:span></text:span><text:span text:style-name="T3">: Un buen diseño considera la eficiencia de las consultas, y la administración del SGBD optimiza el rendimiento basado en esta estructura.</text:span></text:p>
        </text:list-item>
        <text:list-item>
          <text:p text:style-name="P13"><text:span text:style-name="Strong_20_Emphasis"><text:span text:style-name="T3">Seguridad</text:span></text:span><text:span text:style-name="T3">: El diseño incluye el control de acceso a los datos, y el SGBD aplica estas políticas para proteger la información.</text:span></text:p>
        </text:list-item>
        <text:list-item>
          <text:p text:style-name="P13"><text:span text:style-name="Strong_20_Emphasis"><text:span text:style-name="T3">Mantenimiento</text:span></text:span><text:span text:style-name="T3">: La administración del SGBD gestiona cambios en la base de datos según la evolución de las necesidades del diseño.</text:span></text:p>
        </text:list-item>
      </text:list>
      <text:p text:style-name="P10"><text:span text:style-name="T2"/></text:p>
      <text:p text:style-name="P9"><text:span text:style-name="T2">7. Enumere al menos tres objetos típicos de una base de datos indicando su función.</text:span></text:p>
      <text:p text:style-name="P9"><text:span text:style-name="T2"/></text:p>
      <text:p text:style-name="P10"><text:span text:style-name="T2">1. Tablas: En ella se encuentran todos los registros y atributos.</text:span></text:p>
      <text:p text:style-name="P10"><text:span text:style-name="T2">2. Consultas: Son instrucciones que permiten: recuperar, manipular y analizar datos de las tablas.</text:span></text:p>
      <text:p text:style-name="P10"><text:span text:style-name="T2">3. Índices: Son estructuras que mejoran la velocidad de acceso a los datos en las tablas.</text:span></text:p>
      <text:p text:style-name="P10"><text:span text:style-name="T2"/></text:p>
      <text:p text:style-name="P14"><text:span text:style-name="T2">8. Para que sirve un disparador en un SGBD</text:span></text:p>
      <text:p text:style-name="P14"><text:span text:style-name="T2"/></text:p>
      <text:p text:style-name="P15"><text:span text:style-name="T2">1. Automatizar acciones.</text:span></text:p>
      <text:p text:style-name="P15"><text:span text:style-name="T2">2. Mantener integridad.</text:span></text:p>
      <text:p text:style-name="P15"><text:span text:style-name="T2">3. Auditoría.</text:span></text:p>
      <text:p text:style-name="P15"><text:span text:style-name="T2">4. Cálculos automáticos.</text:span></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4"><text:soft-page-break/><text:span text:style-name="T2">9. Explique con sus palabras que es el diccionario de datos en un SGBD</text:span></text:p>
      <text:p text:style-name="P14"><text:span text:style-name="T2"/></text:p>
      <text:p text:style-name="P15"><text:span text:style-name="T2">Es una herramienta que almacena información sobre la estructura y los elementos de la base de datos, incluye detalles como:</text:span></text:p>
      <text:p text:style-name="P15"><text:span text:style-name="T2"/></text:p>
      <text:list text:style-name="L4">
        <text:list-item>
          <text:p text:style-name="P16"><text:span text:style-name="T2">Tablas: nombres y descripciones.</text:span></text:p>
        </text:list-item>
        <text:list-item>
          <text:p text:style-name="P16"><text:span text:style-name="T2">Campos: Tipos de datos y restricciones.</text:span></text:p>
        </text:list-item>
        <text:list-item>
          <text:p text:style-name="P16"><text:span text:style-name="T2">Relaciones: cómo se conectan las tablas entre sí.</text:span></text:p>
        </text:list-item>
      </text:list>
      <text:p text:style-name="P15"><text:span text:style-name="T2"/></text:p>
      <text:p text:style-name="P15"><text:span text:style-name="T2"/></text:p>
      <text:p text:style-name="P14"><text:span text:style-name="T2">10. En una base de datos como la de YouTube, ¿que puede ser más conveniente para mejorar su funcionamiento, fragmentar o replicar datos?</text:span></text:p>
      <text:p text:style-name="P14"><text:span text:style-name="T2"/></text:p>
      <text:p text:style-name="P15"><text:span text:style-name="T2">En una base de datos como la de YouTube , </text:span>Replicar Datos<text:span text:style-name="T2"> puede ser más conveniente para mejorar su funcionamiento. La replicación crea copias de los datos en múltiples servidores lo que permite que:</text:span></text:p>
      <text:p text:style-name="P15"><text:span text:style-name="T2"/></text:p>
      <text:list text:style-name="L5">
        <text:list-item>
          <text:p text:style-name="P17"><text:span text:style-name="T2">Mejorar la disponibilidad.</text:span></text:p>
        </text:list-item>
        <text:list-item>
          <text:p text:style-name="P17"><text:span text:style-name="T2">Aumentar la resiliencia: si un server falla, otros pueden seguir ofreciendo acceso a los datos.</text:span></text:p>
        </text:list-item>
        <text:list-item>
          <text:p text:style-name="P17"><text:span text:style-name="T2">Balancear carg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12:15:31.934000000</meta:creation-date>
    <dc:date>2024-10-01T12:47:53.424000000</dc:date>
    <meta:editing-duration>PT8M39S</meta:editing-duration>
    <meta:editing-cycles>2</meta:editing-cycles>
    <meta:generator>LibreOffice/24.8.1.2$Windows_X86_64 LibreOffice_project/87fa9aec1a63e70835390b81c40bb8993f1d4ff6</meta:generator>
    <meta:document-statistic meta:table-count="0" meta:image-count="0" meta:object-count="0" meta:page-count="4" meta:paragraph-count="52" meta:word-count="858" meta:character-count="5398" meta:non-whitespace-character-count="4590"/>
  </office:meta>
</office:document-meta>
</file>